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</text:p>
      <text:p text:style-name="Standard">ChatGPT</text:p>
      <text:p text:style-name="P1">ChatGPT</text:p>
      <text:p text:style-name="Text_20_body">Вот 10 ключевых вопросов, которые помогут вам понять и применять HTML на практике:</text:p>
      <text:list xml:id="list6141635344313766031" text:style-name="L1">
        <text:list-item>
          <text:p text:style-name="P3"><text:span text:style-name="Strong_20_Emphasis">Что такое HTML и какова его роль в веб-разработке?</text:span></text:p>
        </text:list-item>
        <text:list-item>
          <text:p text:style-name="P3"><text:span text:style-name="Strong_20_Emphasis">Какая структура базового HTML документа и какие основные элементы HTML используются для создания структуры веб-страницы?</text:span></text:p>
        </text:list-item>
        <text:list-item>
          <text:p text:style-name="P3"><text:span text:style-name="Strong_20_Emphasis">Как создать гиперссылку на другую веб-страницу с помощью HTML и какие атрибуты могут быть применены к тегу </text:span><text:span text:style-name="Strong_20_Emphasis"><text:span text:style-name="Source_20_Text">&lt;a&gt;</text:span></text:span><text:span text:style-name="Strong_20_Emphasis"> для управления ссылкой?</text:span></text:p>
        </text:list-item>
        <text:list-item>
          <text:p text:style-name="P3"><text:span text:style-name="Strong_20_Emphasis">Как вставить изображение на веб-страницу с помощью HTML и какие атрибуты могут быть применены к тегу </text:span><text:span text:style-name="Strong_20_Emphasis"><text:span text:style-name="Source_20_Text">&lt;img&gt;</text:span></text:span><text:span text:style-name="Strong_20_Emphasis"> для управления изображением?</text:span></text:p>
        </text:list-item>
        <text:list-item>
          <text:p text:style-name="P3"><text:span text:style-name="Strong_20_Emphasis">Как создать форму для отправки данных на сервер с помощью HTML и какие элементы формы часто используются для сбора информации от пользователя?</text:span></text:p>
        </text:list-item>
        <text:list-item>
          <text:p text:style-name="P3"><text:span text:style-name="Strong_20_Emphasis">Что такое семантическая разметка в HTML и почему она важна для доступности и SEO?</text:span></text:p>
        </text:list-item>
        <text:list-item>
          <text:p text:style-name="P3"><text:span text:style-name="Strong_20_Emphasis">Как проверить валидность HTML кода и почему это важно для создания качественных веб-страниц?</text:span></text:p>
        </text:list-item>
        <text:list-item>
          <text:p text:style-name="P3"><text:span text:style-name="Strong_20_Emphasis">Какие атрибуты и элементы HTML могут быть использованы для улучшения доступности веб-страниц и обеспечения лучшего опыта пользователей с ограниченными возможностями?</text:span></text:p>
        </text:list-item>
        <text:list-item>
          <text:p text:style-name="P3"><text:span text:style-name="Strong_20_Emphasis">Как HTML связан с CSS и JavaScript в процессе создания веб-страницы и какие основные принципы следует учитывать при использовании этих технологий вместе?</text:span></text:p>
        </text:list-item>
        <text:list-item>
          <text:p text:style-name="P2"><text:span text:style-name="Strong_20_Emphasis">Какие существуют инструменты и методы для оптимизации HTML кода и улучшения производительности веб-страниц?</text:span></text:p>
        </text:list-item>
      </text:list>
      <text:p text:style-name="Text_20_body">Ответы на эти вопросы помогут вам не только понять основы HTML, но и научат применять их на практике для создания качественных веб-страниц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4-30T23:35:10.51</dc:date>
    <meta:document-statistic meta:table-count="0" meta:image-count="0" meta:object-count="0" meta:page-count="1" meta:paragraph-count="15" meta:word-count="224" meta:character-count="1492"/>
    <dc:creator>Dima Wide</dc:creator>
    <meta:user-defined meta:name="Info 1"/>
    <meta:user-defined meta:name="Info 2"/>
    <meta:user-defined meta:name="Info 3"/>
    <meta:user-defined meta:name="Info 4"/>
  </office:meta>
</office:document-meta>
</file>